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Arial" style:text-underline-style="solid" style:text-underline-width="auto" style:text-underline-color="font-color" officeooo:rsid="00079d5c" officeooo:paragraph-rsid="00079d5c"/>
    </style:style>
    <style:style style:name="P2" style:family="paragraph" style:parent-style-name="Standard">
      <style:paragraph-properties fo:text-align="justify" style:justify-single-word="false"/>
      <style:text-properties style:font-name="Arial" style:text-underline-style="none" officeooo:rsid="00079d5c" officeooo:paragraph-rsid="00079d5c"/>
    </style:style>
    <style:style style:name="P3" style:family="paragraph" style:parent-style-name="Standard">
      <style:paragraph-properties fo:text-align="center" style:justify-single-word="false"/>
      <style:text-properties fo:color="#c9211e" loext:opacity="100%" style:font-name="Arial" style:text-underline-style="solid" style:text-underline-width="auto" style:text-underline-color="font-color" officeooo:rsid="00079d5c" officeooo:paragraph-rsid="00079d5c"/>
    </style:style>
    <style:style style:name="P4" style:family="paragraph" style:parent-style-name="Standard">
      <style:paragraph-properties fo:text-align="justify" style:justify-single-word="false"/>
      <style:text-properties fo:color="#c9211e" loext:opacity="100%" style:font-name="Arial" style:text-underline-style="none" officeooo:rsid="00079d5c" officeooo:paragraph-rsid="00079d5c"/>
    </style:style>
    <style:style style:name="P5" style:family="paragraph" style:parent-style-name="Text_20_body">
      <style:paragraph-properties fo:text-align="justify" style:justify-single-word="false"/>
      <style:text-properties style:font-name="Arial" style:text-underline-style="none" officeooo:rsid="00092858" officeooo:paragraph-rsid="00092858"/>
    </style:style>
    <style:style style:name="P6" style:family="paragraph" style:parent-style-name="Text_20_body">
      <style:paragraph-properties fo:text-align="justify" style:justify-single-word="false"/>
      <style:text-properties style:font-name="Arial" style:text-underline-style="none" officeooo:rsid="000ba238" officeooo:paragraph-rsid="000ba238"/>
    </style:style>
    <style:style style:name="P7" style:family="paragraph" style:parent-style-name="Text_20_body">
      <style:paragraph-properties fo:text-align="justify" style:justify-single-word="false"/>
      <style:text-properties style:font-name="Arial" style:text-underline-style="none" officeooo:rsid="000c1a8a" officeooo:paragraph-rsid="000c1a8a"/>
    </style:style>
    <style:style style:name="P8" style:family="paragraph" style:parent-style-name="Text_20_body">
      <style:paragraph-properties fo:text-align="justify" style:justify-single-word="false"/>
      <style:text-properties style:font-name="Arial" style:text-underline-style="none" officeooo:rsid="000ccb1d" officeooo:paragraph-rsid="000ccb1d"/>
    </style:style>
    <style:style style:name="P9" style:family="paragraph" style:parent-style-name="Text_20_body">
      <style:paragraph-properties fo:text-align="justify" style:justify-single-word="false"/>
      <style:text-properties fo:color="#c9211e" loext:opacity="100%" style:font-name="Arial" style:text-underline-style="none" officeooo:rsid="000a7cce" officeooo:paragraph-rsid="000a7cce"/>
    </style:style>
    <style:style style:name="P10" style:family="paragraph" style:parent-style-name="Text_20_body">
      <style:paragraph-properties fo:text-align="justify" style:justify-single-word="false"/>
      <style:text-properties fo:color="#c9211e" loext:opacity="100%" style:font-name="Arial" style:text-underline-style="none" officeooo:rsid="000d97d3" officeooo:paragraph-rsid="000d97d3"/>
    </style:style>
    <style:style style:name="P11" style:family="paragraph" style:parent-style-name="Text_20_body">
      <style:paragraph-properties fo:margin-left="1.251cm" fo:margin-right="0cm" fo:text-align="justify" style:justify-single-word="false" fo:text-indent="0cm" style:auto-text-indent="false"/>
      <style:text-properties officeooo:paragraph-rsid="000d97d3"/>
    </style:style>
    <style:style style:name="P12" style:family="paragraph" style:parent-style-name="Text_20_body">
      <style:paragraph-properties fo:margin-left="2.501cm" fo:margin-right="0cm" fo:text-align="justify" style:justify-single-word="false" fo:text-indent="0cm" style:auto-text-indent="false"/>
      <style:text-properties officeooo:paragraph-rsid="0010a5c8"/>
    </style:style>
    <style:style style:name="P13" style:family="paragraph" style:parent-style-name="Text_20_body">
      <style:paragraph-properties fo:margin-left="1.251cm" fo:margin-right="0cm" fo:text-align="justify" style:justify-single-word="false" fo:text-indent="0cm" style:auto-text-indent="false"/>
      <style:text-properties officeooo:paragraph-rsid="00116142"/>
    </style:style>
    <style:style style:name="P14" style:family="paragraph" style:parent-style-name="Text_20_body">
      <style:paragraph-properties fo:margin-left="0cm" fo:margin-right="0cm" fo:text-align="justify" style:justify-single-word="false" fo:text-indent="0cm" style:auto-text-indent="false"/>
      <style:text-properties officeooo:paragraph-rsid="00116142"/>
    </style:style>
    <style:style style:name="P15" style:family="paragraph" style:parent-style-name="Text_20_body">
      <style:paragraph-properties fo:margin-left="1.251cm" fo:margin-right="0cm" fo:text-align="justify" style:justify-single-word="false" fo:text-indent="0cm" style:auto-text-indent="false"/>
      <style:text-properties officeooo:paragraph-rsid="0012be39"/>
    </style:style>
    <style:style style:name="T1" style:family="text">
      <style:text-properties style:font-name="Arial" style:text-underline-style="none" officeooo:rsid="000d97d3"/>
    </style:style>
    <style:style style:name="T2" style:family="text">
      <style:text-properties style:font-name="Arial" style:text-underline-style="none" fo:font-weight="normal" officeooo:rsid="0010a5c8" style:font-weight-asian="normal" style:font-weight-complex="normal"/>
    </style:style>
    <style:style style:name="T3" style:family="text">
      <style:text-properties style:font-name="Arial" style:text-underline-style="none" fo:font-weight="normal" officeooo:rsid="00116142" style:font-weight-asian="normal" style:font-weight-complex="normal"/>
    </style:style>
    <style:style style:name="T4" style:family="text">
      <style:text-properties style:font-name="Arial" style:text-underline-style="none" fo:font-weight="normal" officeooo:rsid="0012be39" style:font-weight-asian="normal" style:font-weight-complex="normal"/>
    </style:style>
    <style:style style:name="T5" style:family="text">
      <style:text-properties style:font-name="Arial" style:text-underline-style="none" fo:font-weight="normal" officeooo:rsid="0015f79c" style:font-weight-asian="normal" style:font-weight-complex="normal"/>
    </style:style>
    <style:style style:name="T6" style:family="text">
      <style:text-properties officeooo:rsid="000ccb1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Éthique de l’informatique</text:p>
      <text:p text:style-name="P1"/>
      <text:p text:style-name="P2"/>
      <text:p text:style-name="P4">1. Le cas de James Dunne</text:p>
      <text:p text:style-name="P2"/>
      <text:p text:style-name="P5">Oui car, il découvre que ses travaux alimentaient des systèmes de surveillance de masse pour des régimes autoritaires. Sa formation en philosophie et littérature, ainsi que ses valeurs personnelles centrées sur la liberté et les droits de l'homme, ont motivé sa décision. La soudaineté de sa prise de conscience a renforcé sa détermination à divulguer ces informations. Cependant, la légitimité de ses actions peut être nuancée, certains suggérant qu'il aurait pu aborder ces préoccupations en interne. En résumé, la réaction de Dunne témoigne d'un conflit entre ses convictions éthiques et son rôle professionnel, suscitant des interprétations variées sur la légitimité de ses actions.</text:p>
      <text:p text:style-name="P5"/>
      <text:p text:style-name="P9">2. Difficulté liée à l’éthique et définition de celle-ci</text:p>
      <text:p text:style-name="P6">2.1) Le dilemme réside dans le fait qu'un même algorithme peut avoir des conséquences éthiques divergentes en fonction de l'utilisateur et du contexte d'utilisation. Par exemple, la reconnaissance d'images peut contribuer à la sécurité routière en permettant aux véhicules autonomes de réduire les accidents. Cependant, elle peut également être utilisée de manière intrusive, comme dans l'exemple caricatural des autorités chinoises affichant publiquement des contrevenants.</text:p>
      <text:p text:style-name="P6">Cela soulève des problèmes éthiques majeurs, notamment en ce qui concerne la vie privée, la manipulation de l'information, et le potentiel abus de pouvoir. Les professionnels travaillant sur ces technologies sont confrontés à la responsabilité de prendre en compte les possibles utilisations néfastes de leurs créations, soulignant la nécessité d'une réflexion éthique approfondie dans le développement de l'intelligence artificielle.</text:p>
      <text:p text:style-name="P8">On se retrouve devant des dilemmes moraux où il n’y a pas de bonne réponse. On doit choisir en son âme et sa conscience. On peut s’appuyer sur la morale de sa société et de son époque. Peser, les pour et les contres</text:p>
      <text:p text:style-name="P6"/>
      <text:p text:style-name="P7">2.2) <text:span text:style-name="T6">L’éthique c’est ma morale appliquée à la vie qui permet de décider au cas par cas quelle décision prendre quand il y a un dilemme.</text:span></text:p>
      <text:p text:style-name="P7"/>
      <text:p text:style-name="P10">3. Éléments de théorie permettant de répondre à des problèmes éthiques</text:p>
      <text:p text:style-name="P11"><text:span text:style-name="T1">3.1 Les quatre ordres de Comte-Sponville : </text:span></text:p>
      <text:p text:style-name="P12"><text:span text:style-name="Strong_20_Emphasis"><text:span text:style-name="T2">1. Ordre économico-technico-scientifique</text:span></text:span></text:p>
      <text:p text:style-name="P12"><text:span text:style-name="Strong_20_Emphasis"><text:span text:style-name="T2">2. Ordre juridico-politique en fonction de la loi</text:span></text:span></text:p>
      <text:p text:style-name="P12"><text:span text:style-name="Strong_20_Emphasis"><text:span text:style-name="T2">3. La morale de la société</text:span></text:span></text:p>
      <text:p text:style-name="P12"><text:span text:style-name="Strong_20_Emphasis"><text:span text:style-name="T2">4. L’éthique de la société</text:span></text:span></text:p>
      <text:p text:style-name="P14"><text:span text:style-name="Strong_20_Emphasis"><text:span text:style-name="T3"/></text:span></text:p>
      <text:p text:style-name="P13"><text:soft-page-break/><text:span text:style-name="Strong_20_Emphasis"><text:span text:style-name="T3">3.2 Les trois impératifs catégoriques de Kant</text:span></text:span></text:p>
      <text:p text:style-name="P13"><text:span text:style-name="Strong_20_Emphasis"><text:span text:style-name="T3"><text:tab/>Situation 1 : Elle saute à l’eau pour tenter de sauver l’enfant.</text:span></text:span></text:p>
      <text:p text:style-name="P13"><text:span text:style-name="Strong_20_Emphasis"><text:span text:style-name="T3"><text:tab/>Situation 2 : </text:span></text:span><text:span text:style-name="Strong_20_Emphasis"><text:span text:style-name="T4">Lors de la première tentative une personne kantienne serait de <text:tab/><text:tab/>l’avis d’aucun des deux</text:span></text:span></text:p>
      <text:p text:style-name="P13"><text:span text:style-name="Strong_20_Emphasis"><text:span text:style-name="T4"/></text:span></text:p>
      <text:p text:style-name="P15"><text:span text:style-name="Strong_20_Emphasis"><text:span text:style-name="T4">3.3 L’école utilitariste de Bentham</text:span></text:span></text:p>
      <text:p text:style-name="P15"><text:span text:style-name="Strong_20_Emphasis"><text:span text:style-name="T4"><text:tab/>Scénario 1 : La 3 car une seule personne meurt</text:span></text:span></text:p>
      <text:p text:style-name="P15"><text:span text:style-name="Strong_20_Emphasis"><text:span text:style-name="T4"><text:tab/></text:span></text:span><text:span text:style-name="Strong_20_Emphasis"><text:span text:style-name="T5">Scénario 2 : Ne rien faire</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5:44:24.280670981</meta:creation-date>
    <dc:date>2024-01-15T17:00:09.200129996</dc:date>
    <meta:editing-duration>PT43M59S</meta:editing-duration>
    <meta:editing-cycles>9</meta:editing-cycles>
    <meta:generator>LibreOffice/7.3.7.2$Linux_X86_64 LibreOffice_project/30$Build-2</meta:generator>
    <meta:document-statistic meta:table-count="0" meta:image-count="0" meta:object-count="0" meta:page-count="2" meta:paragraph-count="20" meta:word-count="410" meta:character-count="2625" meta:non-whitespace-character-count="2228"/>
  </office:meta>
</office:document-meta>
</file>